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Text_20_body">
      <style:text-properties fo:language="de" fo:country="DE"/>
    </style:style>
    <style:style style:name="P2" style:family="paragraph" style:parent-style-name="Text_20_body">
      <style:text-properties fo:language="de" fo:country="DE" officeooo:rsid="000b24cf" officeooo:paragraph-rsid="000b9b78"/>
    </style:style>
    <style:style style:name="P3" style:family="paragraph" style:parent-style-name="Text_20_body">
      <style:text-properties fo:language="de" fo:country="DE" officeooo:paragraph-rsid="000ae647"/>
    </style:style>
    <style:style style:name="P4" style:family="paragraph" style:parent-style-name="Text_20_body">
      <style:text-properties fo:language="de" fo:country="DE" officeooo:rsid="000ae647" officeooo:paragraph-rsid="000ae647"/>
    </style:style>
    <style:style style:name="P5" style:family="paragraph" style:parent-style-name="Text_20_body">
      <style:text-properties fo:language="de" fo:country="DE" officeooo:rsid="0011f85e" officeooo:paragraph-rsid="0011f85e"/>
    </style:style>
    <style:style style:name="P6" style:family="paragraph" style:parent-style-name="Text_20_body">
      <style:text-properties fo:language="de" fo:country="DE" officeooo:rsid="001381d2" officeooo:paragraph-rsid="001381d2"/>
    </style:style>
    <style:style style:name="P7" style:family="paragraph" style:parent-style-name="Title">
      <style:text-properties fo:language="de" fo:country="DE"/>
    </style:style>
    <style:style style:name="P8" style:family="paragraph" style:parent-style-name="Heading_20_2">
      <style:text-properties fo:language="de" fo:country="DE" officeooo:rsid="000ae647" officeooo:paragraph-rsid="000ae647"/>
    </style:style>
    <style:style style:name="P9" style:family="paragraph" style:parent-style-name="Heading_20_1">
      <style:text-properties fo:language="de" fo:country="DE" officeooo:rsid="000ae647" officeooo:paragraph-rsid="000ae647"/>
    </style:style>
    <style:style style:name="T1" style:family="text">
      <style:text-properties officeooo:rsid="000ae647"/>
    </style:style>
    <style:style style:name="T2" style:family="text">
      <style:text-properties officeooo:rsid="000b9b78"/>
    </style:style>
    <style:style style:name="T3" style:family="text">
      <style:text-properties officeooo:rsid="000d59d7"/>
    </style:style>
    <style:style style:name="T4" style:family="text">
      <style:text-properties officeooo:rsid="000e811b"/>
    </style:style>
    <style:style style:name="T5" style:family="text">
      <style:text-properties officeooo:rsid="000ee551"/>
    </style:style>
    <style:style style:name="T6" style:family="text">
      <style:text-properties officeooo:rsid="0013161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Über den</text:span> innere <text:span text:style-name="T1">A</text:span>ntrieb des Kapitalismus</text:p>
      <text:p text:style-name="P1"/>
      <text:h text:style-name="P9" text:outline-level="1">Einleitung</text:h>
      <text:p text:style-name="P2">Inhalt dieser Untersuchung <text:span text:style-name="T4">ist</text:span> der tragische Fakt das, 200 <text:span text:style-name="T5">Jahre</text:span> nachdem der Mensch aus seiner unverschuldeten Unmündigkeit herausgetreten ist, die meisten Menschen immer noch unfrei im Geiste und Handeln sind. Dies scheint unverständlich, zumindest unter dem Umstand betrachtet, das wir selbst, wir Menschen, die Psychotechniken benutzen um <text:span text:style-name="T4">Systematisch</text:span> unser eigene Mündigkeit zu Zerstören, [*] Über das Das und auch das Wie existieren schöne Untersuchungen [*] <text:s/>deren wir uns gewahr sein können. <text:span text:style-name="T2">Diese Untersuchungen zeigen den Einsatz der Techniken im heutig gebräuchlichen Sinne. Dieser gebräuchlicher Sinn ist ihr Einsatz als Betäubungsmittel, als Gift für den Mündigen Verstand. Ziel scheint Vordergründig die Erlangung von Macht zu sein, das Steigern der Profitrate. Vordergründig meint hier: Im ersten Moment erscheint die Erlangung von Macht ein Grund zu sein, so wie es die Steigerung der Profitraten ebenfalls sind, ist die Profitrate doch ein Maß an zu gewinnenden Reichtums. Macht und Reichtum sind heute gebräuchliche Vordergründe. Wir <text:s/>werden auf die fordernden Gründe noch zurückkommen müssen. Ein einfaches Mem aus den Sozialen Netzwerken beschreibt die Rationalität dieses Geschickes vollständig.[] Hinter dem streben nach Reichtum und macht steht keine Rationalität. Um Handeln zu begründen brauchen wir Zwecke deren Finalität in der Welt und uns münden. Diese Zwecke sind die des Stoffwechselns. In der Wirkung des Stoffs auf sich selbst schießen sich Zwecke in Katalytischen Zyklen ein. Diese zwecke sind Objektive Gründe für das Handeln. Mit Jonas [*] können wir sagen „Leben ist ein Zweck des Lebens“</text:span></text:p>
      <text:h text:style-name="P9" text:outline-level="1">1. Das Primat der Geschichte</text:h>
      <text:p text:style-name="P5">Determinismus der Geschichte <text:span text:style-name="T6">z.B. Marxismus</text:span></text:p>
      <text:p text:style-name="P3"/>
      <text:p text:style-name="P4"/>
      <text:h text:style-name="P8" text:outline-level="2">2.Die Psychos</text:h>
      <text:p text:style-name="P6">Phychotisches Verhalten das ansteckend ist, nur 1% der Menschen sind betroffen, und trotzdem halten sie die Welt im Griff.</text:p>
      <text:h text:style-name="P9" text:outline-level="1">3.Sytemische Gründe</text:h>
      <text:p text:style-name="P6">Baudrillard, Zeichensyteme ist ein drang zur entrophi eingeschieben.</text:p>
      <text:p text:style-name="P6"/>
      <text:p text:style-name="P6">Dialektik der Aufklärung, das Rationale überspitzt sich und wird irr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0</meta:editing-cycles>
    <meta:editing-duration>PT1H35M41S</meta:editing-duration>
    <dc:date>2015-07-25T12:01:44.714706518</dc:date>
    <dc:creator>Urs Zeidler</dc:creator>
    <meta:document-statistic meta:table-count="0" meta:image-count="0" meta:object-count="0" meta:page-count="1" meta:paragraph-count="10" meta:word-count="296" meta:character-count="2043" meta:non-whitespace-character-count="1755"/>
    <meta:user-defined meta:name="Info 1"/>
    <meta:user-defined meta:name="Info 2"/>
    <meta:user-defined meta:name="Info 3"/>
    <meta:user-defined meta:name="Info 4"/>
  </office:meta>
</office:document-meta>
</file>